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68813a" style:font-size-asian="9pt" style:font-weight-asian="bold" style:text-scale="105%"/>
    </style:style>
    <style:style style:name="T8" style:family="text">
      <style:text-properties fo:color="#221e1f" loext:opacity="100%" fo:font-size="9pt" fo:language="es" fo:country="ES" fo:font-weight="bold" officeooo:rsid="0069116b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4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5" style:family="text">
      <style:text-properties fo:color="#221e1f" loext:opacity="100%" style:font-name="Arial2" fo:font-size="9pt" fo:language="es" fo:country="ES" fo:font-weight="bold" officeooo:rsid="0068813a" style:font-name-asian="Arial2" style:font-size-asian="9pt" style:font-weight-asian="bold" style:font-name-complex="Arial2" style:text-scale="105%"/>
    </style:style>
    <style:style style:name="T16" style:family="text">
      <style:text-properties fo:color="#221e1f" loext:opacity="100%" style:font-name="Arial2" fo:font-size="9pt" fo:language="es" fo:country="ES" fo:font-weight="bold" officeooo:rsid="0069116b" style:font-name-asian="Arial2" style:font-size-asian="9pt" style:font-weight-asian="bold" style:font-name-complex="Arial2" style:text-scale="105%"/>
    </style:style>
    <style:style style:name="T17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8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9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20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21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3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4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5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5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6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7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8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9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40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41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42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3" style:family="text">
      <style:text-properties fo:color="#221e1f" loext:opacity="100%" fo:font-size="7pt" fo:language="es" fo:country="ES" style:font-size-asian="6.09999990463257pt" style:font-size-complex="7pt"/>
    </style:style>
    <style:style style:name="T44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5" style:family="text">
      <style:text-properties fo:font-size="7.5pt" fo:letter-spacing="-0.004cm" fo:font-style="italic" style:font-size-asian="7.5pt" style:font-style-asian="italic"/>
    </style:style>
    <style:style style:name="T46" style:family="text">
      <style:text-properties fo:font-size="7.5pt" fo:letter-spacing="-0.004cm" fo:font-style="italic" officeooo:rsid="004327e9" style:font-size-asian="7.5pt" style:font-style-asian="italic"/>
    </style:style>
    <style:style style:name="T47" style:family="text">
      <style:text-properties fo:font-size="7.5pt" fo:letter-spacing="-0.004cm" fo:font-style="italic" officeooo:rsid="004036b1" style:font-size-asian="7.5pt" style:font-style-asian="italic"/>
    </style:style>
    <style:style style:name="T48" style:family="text">
      <style:text-properties fo:font-size="7.5pt" fo:letter-spacing="-0.004cm" fo:font-style="italic" officeooo:rsid="001e4335" style:font-size-asian="7.5pt" style:font-style-asian="italic"/>
    </style:style>
    <style:style style:name="T49" style:family="text">
      <style:text-properties fo:font-size="7.5pt" fo:letter-spacing="-0.004cm" fo:font-style="italic" officeooo:rsid="00444da6" style:font-size-asian="7.5pt" style:font-style-asian="italic"/>
    </style:style>
    <style:style style:name="T50" style:family="text">
      <style:text-properties fo:font-size="7.5pt" fo:letter-spacing="-0.004cm" style:font-size-asian="7.5pt"/>
    </style:style>
    <style:style style:name="T51" style:family="text">
      <style:text-properties fo:font-size="7.5pt" fo:letter-spacing="-0.004cm" officeooo:rsid="002df1fe" style:font-size-asian="7.5pt"/>
    </style:style>
    <style:style style:name="T52" style:family="text">
      <style:text-properties fo:font-size="7.5pt" fo:letter-spacing="-0.004cm" fo:font-style="normal" style:font-size-asian="7.5pt" style:font-style-asian="normal" style:font-style-complex="normal"/>
    </style:style>
    <style:style style:name="T53" style:family="text">
      <style:text-properties fo:font-size="7.5pt" fo:letter-spacing="-0.005cm" style:font-size-asian="7.5pt"/>
    </style:style>
    <style:style style:name="T54" style:family="text">
      <style:text-properties fo:font-size="7.5pt" fo:letter-spacing="-0.005cm" fo:font-style="normal" style:font-size-asian="7.5pt" style:font-style-asian="normal" style:font-style-complex="normal"/>
    </style:style>
    <style:style style:name="T55" style:family="text">
      <style:text-properties fo:font-size="7.5pt" style:font-size-asian="7.5pt"/>
    </style:style>
    <style:style style:name="T56" style:family="text">
      <style:text-properties fo:font-size="7.5pt" fo:letter-spacing="-0.007cm" style:font-size-asian="7.5pt"/>
    </style:style>
    <style:style style:name="T57" style:family="text">
      <style:text-properties fo:font-size="7.5pt" fo:letter-spacing="-0.009cm" style:font-size-asian="7.5pt"/>
    </style:style>
    <style:style style:name="T58" style:family="text">
      <style:text-properties fo:font-size="7.5pt" fo:font-style="normal" style:font-size-asian="7.5pt" style:font-style-asian="normal" style:font-style-complex="normal"/>
    </style:style>
    <style:style style:name="T59" style:family="text">
      <style:text-properties fo:font-size="7.5pt" fo:font-style="normal" officeooo:rsid="001c27d9" style:font-size-asian="7.5pt" style:font-style-asian="normal" style:font-style-complex="normal"/>
    </style:style>
    <style:style style:name="T60" style:family="text">
      <style:text-properties fo:font-size="7.5pt" fo:language="es" fo:country="ES" fo:font-style="normal" style:font-size-asian="7.5pt" style:font-style-asian="normal" style:font-style-complex="normal"/>
    </style:style>
    <style:style style:name="T61" style:family="text">
      <style:text-properties style:text-position="sub 58%"/>
    </style:style>
    <style:style style:name="T62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3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4" style:family="text">
      <style:text-properties style:text-position="sub 58%" officeooo:rsid="001f40b3"/>
    </style:style>
    <style:style style:name="T65" style:family="text">
      <style:text-properties style:text-position="sub 58%" officeooo:rsid="002df1fe"/>
    </style:style>
    <style:style style:name="T66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7" style:family="text">
      <style:text-properties fo:font-size="6pt" style:font-size-asian="6pt"/>
    </style:style>
    <style:style style:name="T68" style:family="text">
      <style:text-properties fo:font-size="6pt" officeooo:rsid="00531b7f" style:font-size-asian="6pt"/>
    </style:style>
    <style:style style:name="T69" style:family="text">
      <style:text-properties fo:font-size="6pt" fo:letter-spacing="-0.012cm" style:font-size-asian="6pt"/>
    </style:style>
    <style:style style:name="T70" style:family="text">
      <style:text-properties fo:font-size="6pt" fo:letter-spacing="-0.012cm" officeooo:rsid="001a92c4" style:font-size-asian="6pt"/>
    </style:style>
    <style:style style:name="T71" style:family="text">
      <style:text-properties fo:font-size="6pt" fo:letter-spacing="-0.007cm" fo:font-style="italic" style:font-size-asian="6pt" style:font-style-asian="italic"/>
    </style:style>
    <style:style style:name="T72" style:family="text">
      <style:text-properties fo:font-size="6pt" fo:letter-spacing="-0.009cm" style:font-size-asian="6pt"/>
    </style:style>
    <style:style style:name="T73" style:family="text">
      <style:text-properties fo:font-size="6pt" fo:letter-spacing="-0.009cm" fo:font-style="italic" style:font-size-asian="6pt" style:font-style-asian="italic"/>
    </style:style>
    <style:style style:name="T74" style:family="text">
      <style:text-properties fo:font-size="6pt" fo:font-style="italic" style:font-size-asian="6pt" style:font-style-asian="italic"/>
    </style:style>
    <style:style style:name="T75" style:family="text">
      <style:text-properties fo:font-size="6pt" fo:letter-spacing="-0.004cm" fo:font-style="italic" style:font-size-asian="6pt" style:font-style-asian="italic"/>
    </style:style>
    <style:style style:name="T76" style:family="text">
      <style:text-properties fo:font-size="6pt" fo:letter-spacing="-0.011cm" fo:font-style="italic" style:font-size-asian="6pt" style:font-style-asian="italic"/>
    </style:style>
    <style:style style:name="T77" style:family="text">
      <style:text-properties fo:letter-spacing="-0.005cm"/>
    </style:style>
    <style:style style:name="T78" style:family="text">
      <style:text-properties fo:letter-spacing="-0.004cm"/>
    </style:style>
    <style:style style:name="T79" style:family="text">
      <style:text-properties fo:letter-spacing="-0.007cm"/>
    </style:style>
    <style:style style:name="T80" style:family="text">
      <style:text-properties fo:letter-spacing="-0.002cm"/>
    </style:style>
    <style:style style:name="T81" style:family="text">
      <style:text-properties officeooo:rsid="001a92c4"/>
    </style:style>
    <style:style style:name="T82" style:family="text">
      <style:text-properties fo:letter-spacing="0.055cm"/>
    </style:style>
    <style:style style:name="T83" style:family="text">
      <style:text-properties officeooo:rsid="002df1fe"/>
    </style:style>
    <style:style style:name="T84" style:family="text">
      <style:text-properties officeooo:rsid="002df1fe" style:font-name-asian="Arial2" style:font-name-complex="Arial2"/>
    </style:style>
    <style:style style:name="T85" style:family="text">
      <style:text-properties officeooo:rsid="002fb10f" style:font-name-asian="Arial2" style:font-name-complex="Arial2"/>
    </style:style>
    <style:style style:name="T86" style:family="text">
      <style:text-properties officeooo:rsid="004c4f2e"/>
    </style:style>
    <style:style style:name="T87" style:family="text">
      <style:text-properties officeooo:rsid="004be477"/>
    </style:style>
    <style:style style:name="T88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6">por estudios</text:span> <text:span text:style-name="T86">en</text:span> <text:span text:style-name="T87">F</text:span>ormación <text:span text:style-name="T87">P</text:span>rofesional</text:p>
      <text:p text:style-name="P3"><text:span text:style-name="Fuente_20_de_20_párrafo_20_predeter."><text:span text:style-name="T44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8">(1)</text:span></text:span><text:span text:style-name="Fuente_20_de_20_párrafo_20_predeter."><text:span text:style-name="T38">:</text:span></text:span><text:span text:style-name="Fuente_20_de_20_párrafo_20_predeter."><text:span text:style-name="T17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7">(2)</text:span></text:span><text:span text:style-name="Fuente_20_de_20_párrafo_20_predeter."><text:span text:style-name="T38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9"/></text:span></text:p>
      <text:p text:style-name="P43"><text:span text:style-name="Fuente_20_de_20_párrafo_20_predeter."><text:span text:style-name="T9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9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<text:s/></text:span></text:span><text:span text:style-name="Fuente_20_de_20_párrafo_20_predeter."><text:span text:style-name="T8">ASISTENCIA A DIRECCI</text:span></text:span><text:span text:style-name="Fuente_20_de_20_párrafo_20_predeter."><text:span text:style-name="T16">ÓN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5"><draw:control text:anchor-type="as-char" draw:z-index="9" draw:name="Control 39" draw:style-name="gr3" draw:text-style-name="P51" svg:width="0.249cm" svg:height="0.251cm" draw:control="control8"/></text:span><text:span text:style-name="T55"><text:s text:c="3"/></text:span><text:span text:style-name="T58">Tener</text:span><text:span text:style-name="T52"> </text:span><text:span text:style-name="T58">superados</text:span><text:span text:style-name="T52"> </text:span><text:span text:style-name="T58">módulos</text:span><text:span text:style-name="T52"> </text:span><text:span text:style-name="T58">profesionales</text:span><text:span text:style-name="T54"> </text:span><text:span text:style-name="T58">de</text:span><text:span text:style-name="T54"> </text:span><text:span text:style-name="T58">títulos</text:span><text:span text:style-name="T52"> </text:span><text:span text:style-name="T58">de</text:span><text:span text:style-name="T54"> </text:span><text:span text:style-name="T58">Formación</text:span><text:span text:style-name="T52"> </text:span><text:span text:style-name="T58">Profesional</text:span><text:span text:style-name="T52"> </text:span><text:span text:style-name="T58">del</text:span><text:span text:style-name="T54"> </text:span><text:span text:style-name="T58">catálogo</text:span><text:span text:style-name="T52"> </text:span><text:span text:style-name="T58">de</text:span><text:span text:style-name="T54"> </text:span><text:span text:style-name="T58">la</text:span><text:span text:style-name="T54"> </text:span><text:span text:style-name="T58">LOGSE/</text:span><text:span text:style-name="T59">LOE</text:span><text:span text:style-name="T52"> </text:span><text:span text:style-name="T58">o</text:span><text:span text:style-name="T54"> </text:span><text:span text:style-name="T58">bien</text:span><text:span text:style-name="T54"> </text:span><text:span text:style-name="T58">estar</text:span><text:span text:style-name="T54"> </text:span><text:span text:style-name="T58">en</text:span><text:span text:style-name="T54"> </text:span><text:span text:style-name="T58">posesión</text:span><text:span text:style-name="T54"> </text:span><text:span text:style-name="T58">de</text:span><text:span text:style-name="T54"> </text:span><text:span text:style-name="T58">un</text:span><text:span text:style-name="T54"> </text:span><text:span text:style-name="T58">título LOGSE/</text:span><text:span text:style-name="T59">LOE</text:span><text:span text:style-name="T58">, cuya convalidación está definida en las normas que regulan los títulos de Formación Profesional del catálogo de la L</text:span><text:span text:style-name="T59">FP</text:span><text:span text:style-name="T58">.</text:span></text:p>
      <text:p text:style-name="P28"><text:span text:style-name="T55"><draw:control text:anchor-type="as-char" draw:z-index="10" draw:name="Control 41" draw:style-name="gr3" draw:text-style-name="P51" svg:width="0.249cm" svg:height="0.251cm" draw:control="control9"/></text:span><text:span text:style-name="T55"><text:s text:c="3"/>Tener</text:span><text:span text:style-name="T57"> </text:span><text:span text:style-name="T55">superados</text:span><text:span text:style-name="T50"> </text:span><text:span text:style-name="T55">módulos</text:span><text:span text:style-name="T50"> </text:span><text:span text:style-name="T55">profesionales</text:span><text:span text:style-name="T53"> </text:span><text:span text:style-name="T55">de</text:span><text:span text:style-name="T56"> </text:span><text:span text:style-name="T55">diversos</text:span><text:span text:style-name="T53"> </text:span><text:span text:style-name="T55">títulos</text:span><text:span text:style-name="T50"> </text:span><text:span text:style-name="T55">Formación</text:span><text:span text:style-name="T50"> </text:span><text:span text:style-name="T55">Profesional</text:span><text:span text:style-name="T50"> Básica.</text:span></text:p>
      <text:p text:style-name="P29"><text:span text:style-name="T50"><draw:control text:anchor-type="as-char" draw:z-index="51" draw:name="Control 37" draw:style-name="gr3" draw:text-style-name="P51" svg:width="0.249cm" svg:height="0.251cm" draw:control="control52"/></text:span><text:span text:style-name="T50"><text:s text:c="3"/></text:span><text:span text:style-name="T51">T</text:span><text:span text:style-name="T50">ener</text:span><text:span text:style-name="T57"> </text:span><text:span text:style-name="T50">superados </text:span><text:span text:style-name="T51">estudios <text:s/>que acrediten competencias</text:span><text:span text:style-name="T50"> profesionales.</text:span></text:p>
      <text:p text:style-name="P31"><text:span text:style-name="T60"><draw:control text:anchor-type="as-char" draw:z-index="11" draw:name="Control 43" draw:style-name="gr3" draw:text-style-name="P51" svg:width="0.249cm" svg:height="0.251cm" draw:control="control10"/></text:span><text:span text:style-name="T60"><text:s text:c="3"/></text:span><text:span text:style-name="Fuente_20_de_20_párrafo_20_predeter."><text:span text:style-name="T10">Tener</text:span></text:span><text:span text:style-name="Fuente_20_de_20_párrafo_20_predeter."><text:span text:style-name="T11"> </text:span></text:span><text:span text:style-name="Fuente_20_de_20_párrafo_20_predeter."><text:span text:style-name="T10">superados</text:span></text:span><text:span text:style-name="Fuente_20_de_20_párrafo_20_predeter."><text:span text:style-name="T11"> </text:span></text:span><text:span text:style-name="Fuente_20_de_20_párrafo_20_predeter."><text:span text:style-name="T10">otros</text:span></text:span><text:span text:style-name="Fuente_20_de_20_párrafo_20_predeter."><text:span text:style-name="T12"> </text:span></text:span><text:span text:style-name="Fuente_20_de_20_párrafo_20_predeter."><text:span text:style-name="T10">estudios</text:span></text:span><text:span text:style-name="Fuente_20_de_20_párrafo_20_predeter."><text:span text:style-name="T12"> </text:span></text:span><text:span text:style-name="Fuente_20_de_20_párrafo_20_predeter."><text:span text:style-name="T10">reglados</text:span></text:span><text:span text:style-name="Fuente_20_de_20_párrafo_20_predeter."><text:span text:style-name="T11"> </text:span></text:span><text:span text:style-name="Fuente_20_de_20_párrafo_20_predeter."><text:span text:style-name="T10">(indíquese</text:span></text:span><text:span text:style-name="Fuente_20_de_20_párrafo_20_predeter."><text:span text:style-name="T13"> </text:span></text:span><text:span text:style-name="Fuente_20_de_20_párrafo_20_predeter."><text:span text:style-name="T11">cuáles): <text:s/></text:span></text:span><text:span text:style-name="T11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5"><text:s text:c="14"/></text:span><text:span text:style-name="T47">Módulo</text:span><text:span text:style-name="T45"> <text:s text:c="26"/></text:span><text:span text:style-name="T48">AA </text:span><text:span text:style-name="T49">o</text:span><text:span text:style-name="T47"> </text:span><text:span text:style-name="T48">CO</text:span><text:span text:style-name="T62">(</text:span><text:span text:style-name="T63">3</text:span><text:span text:style-name="T62">)</text:span><text:span text:style-name="T48"> <text:s text:c="11"/></text:span><text:span text:style-name="T46"><text:s text:c="9"/></text:span><text:span text:style-name="T47">Módulo</text:span><text:span text:style-name="T48"> <text:s text:c="16"/>AA </text:span><text:span text:style-name="T49">o</text:span><text:span text:style-name="T48"> CO</text:span><text:span text:style-name="T62">(</text:span><text:span text:style-name="T63">3</text:span><text:span text:style-name="T62">)</text:span><text:span text:style-name="T48"> <text:s text:c="17"/></text:span><text:span text:style-name="T47">Módulo</text:span><text:span text:style-name="T48"> <text:s text:c="20"/>AA </text:span><text:span text:style-name="T49">o</text:span><text:span text:style-name="T48"> CO</text:span><text:span text:style-name="T62">(</text:span><text:span text:style-name="T63">3</text:span><text:span text:style-name="T62">)</text:span><text:span text:style-name="T48"> <text:s text:c="12"/></text:span><text:span text:style-name="T46"><text:s text:c="4"/></text:span><text:span text:style-name="T47">Módulo <text:s text:c="15"/></text:span><text:span text:style-name="T48"><text:s text:c="6"/>AA </text:span><text:span text:style-name="T49">o </text:span><text:span text:style-name="T48">CO</text:span><text:span text:style-name="T62">(</text:span><text:span text:style-name="T63">3</text:span><text:span text:style-name="T62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3"/></text:span></text:p>
      <text:p text:style-name="P32">A<text:span text:style-name="T77"> </text:span>tal<text:span text:style-name="T78"> </text:span>efecto<text:span text:style-name="T79"> </text:span>presenta<text:span text:style-name="T79"> </text:span>la<text:span text:style-name="T79"> </text:span>siguiente<text:span text:style-name="T78"> documentación:</text:span></text:p>
      <text:p text:style-name="P34"><text:span text:style-name="T82"><draw:control text:anchor-type="as-char" draw:z-index="31" draw:name="Control 35" draw:style-name="gr3" draw:text-style-name="P51" svg:width="0.249cm" svg:height="0.251cm" draw:control="control30"/></text:span><text:span text:style-name="T82"><text:s/></text:span>Fotocopia<text:span text:style-name="T80"> </text:span>del<text:span text:style-name="T78"> </text:span>documento<text:span text:style-name="T78"> </text:span>de<text:span text:style-name="T78"> </text:span>identificación<text:span text:style-name="T78"> </text:span>(nacional<text:span text:style-name="T80"> </text:span>o<text:span text:style-name="T78"> </text:span>extranjero). <text:span text:style-name="T88">N</text:span>o <text:span text:style-name="T88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81">C</text:span>ertificación<text:span text:style-name="T78"> </text:span>académica<text:span text:style-name="T77"> </text:span>oficial<text:span text:style-name="T77"> </text:span>(original<text:span text:style-name="T78"> </text:span>o<text:span text:style-name="T77"> </text:span>fotocopia<text:span text:style-name="T78"> </text:span>compulsada)<text:span text:style-name="T78"> </text:span>en<text:span text:style-name="T77"> </text:span>la<text:span text:style-name="T77"> </text:span>que<text:span text:style-name="T77"> </text:span>consten<text:span text:style-name="T78"> </text:span>los<text:span text:style-name="T77"> </text:span>módulos<text:span text:style-name="T78"> </text:span>profesionales<text:span text:style-name="T77"> </text:span>cursados,<text:span text:style-name="T78"> </text:span>la<text:span text:style-name="T77"> </text:span>convocatoria<text:span text:style-name="T78"> </text:span>en<text:span text:style-name="T77"> </text:span>la<text:span text:style-name="T77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3">Certificaci</text:span><text:span text:style-name="T84">ón </text:span><text:span text:style-name="T85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61">(</text:span><text:span text:style-name="T64">4</text:span><text:span text:style-name="T61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3">Otros</text:span><text:span text:style-name="T65">(5)</text:span><text:span text:style-name="T83">: </text:span><text:span text:style-name="T83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9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9"><text:s text:c="2"/></text:span></text:span><text:span text:style-name="Fuente_20_de_20_párrafo_20_predeter."><text:span text:style-name="T40">Autorizo al Centro Específico de Educación a Distancia de </text:span></text:span><text:span text:style-name="Fuente_20_de_20_párrafo_20_predeter."><text:span text:style-name="T41">la Comunidad </text:span></text:span><text:span text:style-name="Fuente_20_de_20_párrafo_20_predeter."><text:span text:style-name="T40">Valenci</text:span></text:span><text:span text:style-name="Fuente_20_de_20_párrafo_20_predeter."><text:span text:style-name="T41">an</text:span></text:span><text:span text:style-name="Fuente_20_de_20_párrafo_20_predeter."><text:span text:style-name="T40">a para la obtención del certificado académico </text:span></text:span><text:span text:style-name="Fuente_20_de_20_párrafo_20_predeter."><text:span text:style-name="T42">de los estudios <text:s text:c="13"/>realizados en ese Centro</text:span></text:span><text:span text:style-name="Fuente_20_de_20_párrafo_20_predeter."><text:span text:style-name="T40">.</text:span></text:span><text:span text:style-name="Fuente_20_de_20_párrafo_20_predeter."><text:span text:style-name="T19">(</text:span></text:span><text:span text:style-name="Fuente_20_de_20_párrafo_20_predeter."><text:span text:style-name="T20">6</text:span></text:span><text:span text:style-name="Fuente_20_de_20_párrafo_20_predeter."><text:span text:style-name="T19">):</text:span></text:span></text:p>
      <text:p text:style-name="P21"><text:span text:style-name="Fuente_20_de_20_párrafo_20_predeter."><text:span text:style-name="T21"/></text:span></text:p>
      <text:p text:style-name="P21"><text:span text:style-name="Fuente_20_de_20_párrafo_20_predeter."><text:span text:style-name="T19"><text:s/></text:span></text:span><text:span text:style-name="Fuente_20_de_20_párrafo_20_predeter."><text:span text:style-name="T40"><text:s/></text:span></text:span><text:span text:style-name="Fuente_20_de_20_párrafo_20_predeter."><text:span text:style-name="T14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8">(1) </text:span><text:span text:style-name="T67">NIA:</text:span><text:span text:style-name="T69"> </text:span><text:span text:style-name="T70">N</text:span><text:span text:style-name="T74">úmero</text:span><text:span text:style-name="T71"> </text:span><text:span text:style-name="T74">de</text:span><text:span text:style-name="T73"> </text:span><text:span text:style-name="T74">identificación</text:span><text:span text:style-name="T73"> </text:span><text:span text:style-name="T74">del</text:span><text:span text:style-name="T73"> </text:span><text:span text:style-name="T75">alumno/a</text:span></text:p>
      <text:p text:style-name="P39"><text:span text:style-name="T68">(2) </text:span><text:span text:style-name="T67">DNI</text:span><text:span text:style-name="T72"> </text:span><text:span text:style-name="T67">/ NIE:</text:span><text:span text:style-name="T72"> </text:span><text:span text:style-name="T74">Documento</text:span><text:span text:style-name="T71"> </text:span><text:span text:style-name="T74">nacional</text:span><text:span text:style-name="T73"> </text:span><text:span text:style-name="T74">de</text:span><text:span text:style-name="T73"> </text:span><text:span text:style-name="T74">identidad</text:span><text:span text:style-name="T76"> </text:span><text:span text:style-name="T74">–</text:span><text:span text:style-name="T71"> </text:span><text:span text:style-name="T74">Número</text:span><text:span text:style-name="T71"> </text:span><text:span text:style-name="T74">de</text:span><text:span text:style-name="T73"> </text:span><text:span text:style-name="T74">identificación</text:span><text:span text:style-name="T73"> </text:span><text:span text:style-name="T74">de</text:span><text:span text:style-name="T76"> </text:span><text:span text:style-name="T74">extranjeros</text:span><text:span text:style-name="T73"> </text:span><text:span text:style-name="T74">o</text:span><text:span text:style-name="T73"> </text:span><text:span text:style-name="T74">documento</text:span><text:span text:style-name="T73"> </text:span><text:span text:style-name="T74">legalmente</text:span><text:span text:style-name="T73"> </text:span><text:span text:style-name="T75">establecido</text:span></text:p>
      <text:p text:style-name="P40"><text:span text:style-name="T66">(3) </text:span><text:span text:style-name="Fuente_20_de_20_párrafo_20_predeter."><text:span text:style-name="T26">CO:</text:span></text:span><text:span text:style-name="Fuente_20_de_20_párrafo_20_predeter."><text:span text:style-name="T22"> Convalidación / </text:span></text:span><text:span text:style-name="Fuente_20_de_20_párrafo_20_predeter."><text:span text:style-name="T26">AA:</text:span></text:span><text:span text:style-name="Fuente_20_de_20_párrafo_20_predeter."><text:span text:style-name="T22"> Aprobado con an</text:span></text:span><text:span text:style-name="Fuente_20_de_20_párrafo_20_predeter."><text:span text:style-name="T23">t</text:span></text:span><text:span text:style-name="Fuente_20_de_20_párrafo_20_predeter."><text:span text:style-name="T22">eriorida</text:span></text:span><text:span text:style-name="Fuente_20_de_20_párrafo_20_predeter."><text:span text:style-name="T24">d</text:span></text:span><text:span text:style-name="Fuente_20_de_20_párrafo_20_predeter."><text:span text:style-name="T28">.</text:span></text:span></text:p>
      <text:p text:style-name="P41"><text:span text:style-name="Fuente_20_de_20_párrafo_20_predeter."><text:span text:style-name="T29">(</text:span></text:span><text:span text:style-name="Fuente_20_de_20_párrafo_20_predeter."><text:span text:style-name="T26">4) O</text:span></text:span><text:span text:style-name="Fuente_20_de_20_párrafo_20_predeter."><text:span text:style-name="T35"> </text:span></text:span><text:span text:style-name="Fuente_20_de_20_párrafo_20_predeter."><text:span text:style-name="T26">fotocopia</text:span></text:span><text:span text:style-name="Fuente_20_de_20_párrafo_20_predeter."><text:span text:style-name="T37"> </text:span></text:span><text:span text:style-name="Fuente_20_de_20_párrafo_20_predeter."><text:span text:style-name="T26">del antiguo </text:span></text:span><text:span text:style-name="Fuente_20_de_20_párrafo_20_predeter."><text:span text:style-name="T25">Libro</text:span></text:span><text:span text:style-name="Fuente_20_de_20_párrafo_20_predeter."><text:span text:style-name="T36"> </text:span></text:span><text:span text:style-name="Fuente_20_de_20_párrafo_20_predeter."><text:span text:style-name="T25">de Calificaciones</text:span></text:span><text:span text:style-name="Fuente_20_de_20_párrafo_20_predeter."><text:span text:style-name="T36"> </text:span></text:span><text:span text:style-name="Fuente_20_de_20_párrafo_20_predeter."><text:span text:style-name="T25">de Formación</text:span></text:span><text:span text:style-name="Fuente_20_de_20_párrafo_20_predeter."><text:span text:style-name="T36"> </text:span></text:span><text:span text:style-name="Fuente_20_de_20_párrafo_20_predeter."><text:span text:style-name="T25">Profesional</text:span></text:span><text:span text:style-name="Fuente_20_de_20_párrafo_20_predeter."><text:span text:style-name="T26">.</text:span></text:span></text:p>
      <text:p text:style-name="P42"><text:span text:style-name="Fuente_20_de_20_párrafo_20_predeter."><text:span text:style-name="T29">(</text:span></text:span><text:span text:style-name="Fuente_20_de_20_párrafo_20_predeter."><text:span text:style-name="T30">5</text:span></text:span><text:span text:style-name="Fuente_20_de_20_párrafo_20_predeter."><text:span text:style-name="T26">) </text:span></text:span><text:span text:style-name="Fuente_20_de_20_párrafo_20_predeter."><text:span text:style-name="T30">Indique cualquier otra doc</text:span></text:span><text:span text:style-name="Fuente_20_de_20_párrafo_20_predeter."><text:span text:style-name="T31">u</text:span></text:span><text:span text:style-name="Fuente_20_de_20_párrafo_20_predeter."><text:span text:style-name="T30">mentación aportada</text:span></text:span><text:span text:style-name="Fuente_20_de_20_párrafo_20_predeter."><text:span text:style-name="T26">.</text:span></text:span></text:p>
      <text:p text:style-name="P23"><text:span text:style-name="Fuente_20_de_20_párrafo_20_predeter."><text:span text:style-name="T27">(</text:span></text:span><text:span text:style-name="Fuente_20_de_20_párrafo_20_predeter."><text:span text:style-name="T30">6</text:span></text:span><text:span text:style-name="Fuente_20_de_20_párrafo_20_predeter."><text:span text:style-name="T27">) </text:span></text:span><text:span text:style-name="Fuente_20_de_20_párrafo_20_predeter."><text:span text:style-name="T29">Sólo estudios realizados en el CEEDCV. Indicar c</text:span></text:span><text:span text:style-name="Fuente_20_de_20_párrafo_20_predeter."><text:span text:style-name="T26">iclo y año de finalización del mismo </text:span></text:span><text:span text:style-name="Fuente_20_de_20_párrafo_20_predeter."><text:span text:style-name="T27">separados por </text:span></text:span><text:span text:style-name="Fuente_20_de_20_párrafo_20_predeter."><text:span text:style-name="T33">barra. Si hay varios sep</text:span></text:span><text:span text:style-name="Fuente_20_de_20_párrafo_20_predeter."><text:span text:style-name="T34">a</text:span></text:span><text:span text:style-name="Fuente_20_de_20_párrafo_20_predeter."><text:span text:style-name="T33">rarlos con </text:span></text:span><text:span text:style-name="Fuente_20_de_20_párrafo_20_predeter."><text:span text:style-name="T27">coma </text:span></text:span><text:span text:style-name="Fuente_20_de_20_párrafo_20_predeter."><text:span text:style-name="T33">(por ejemplo: DAW/22, GIAT/24)</text:span></text:span><text:span text:style-name="Fuente_20_de_20_párrafo_20_predeter."><text:span text:style-name="T27">.</text:span></text:span></text:p>
      <text:p text:style-name="P24"><text:span text:style-name="Fuente_20_de_20_párrafo_20_predeter."><text:span text:style-name="T27"/></text:span></text:p>
      <text:p text:style-name="P24"><text:span text:style-name="Fuente_20_de_20_párrafo_20_predeter."><text:span text:style-name="T27"/></text:span></text:p>
      <text:p text:style-name="P25"><text:span text:style-name="Fuente_20_de_20_párrafo_20_predeter."><text:span text:style-name="T27"><text:tab/></text:span></text:span><text:span text:style-name="Fuente_20_de_20_párrafo_20_predeter."><text:span text:style-name="T27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7">, </text:span></text:span><text:span text:style-name="Fuente_20_de_20_párrafo_20_predeter."><text:span text:style-name="T27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7"><text:s/></text:span></text:span><text:span text:style-name="Fuente_20_de_20_párrafo_20_predeter."><text:span text:style-name="T32">de </text:span></text:span><text:span text:style-name="Fuente_20_de_20_párrafo_20_predeter."><text:span text:style-name="T32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32"><text:s/>de </text:span></text:span><text:span text:style-name="Fuente_20_de_20_párrafo_20_predeter."><text:span text:style-name="T32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6"><text:span text:style-name="Fuente_20_de_20_párrafo_20_predeter."><text:span text:style-name="T32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7</meta:editing-cycles>
    <meta:editing-duration>P5DT14H39M45S</meta:editing-duration>
    <dc:date>2024-07-26T13:02:45.950881228</dc:date>
    <meta:document-statistic meta:table-count="0" meta:image-count="0" meta:object-count="0" meta:page-count="1" meta:paragraph-count="44" meta:word-count="332" meta:character-count="2740" meta:non-whitespace-character-count="2115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